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Web" style:master-page-name="MP0" style:family="paragraph">
      <style:paragraph-properties fo:break-before="page" fo:text-align="end" fo:margin-bottom="0in" style:line-height-at-least="0.1354in"/>
      <style:text-properties fo:font-weight="bold" style:font-weight-asian="bold" fo:color="#222222" fo:font-size="18pt" style:font-size-asian="18pt" style:text-underline-type="single" style:text-underline-style="solid" style:text-underline-width="auto" style:text-underline-mode="continuous"/>
    </style:style>
    <style:style style:name="P2" style:parent-style-name="NormalWeb" style:family="paragraph">
      <style:paragraph-properties fo:text-align="end" fo:margin-bottom="0in" style:line-height-at-least="0.1354in"/>
      <style:text-properties fo:font-weight="bold" style:font-weight-asian="bold" fo:color="#222222" fo:font-size="18pt" style:font-size-asian="18pt" style:text-underline-type="single" style:text-underline-style="solid" style:text-underline-width="auto" style:text-underline-mode="continuous"/>
    </style:style>
    <style:style style:name="P3" style:parent-style-name="NormalWeb" style:family="paragraph">
      <style:paragraph-properties fo:margin-bottom="0in" style:line-height-at-least="0.1354in"/>
      <style:text-properties fo:color="#222222"/>
    </style:style>
    <style:style style:name="P4" style:parent-style-name="NormalWeb" style:family="paragraph">
      <style:paragraph-properties fo:margin-bottom="0in" style:line-height-at-least="0.1354in"/>
      <style:text-properties fo:color="#222222"/>
    </style:style>
    <style:style style:name="P5" style:parent-style-name="NormalWeb" style:family="paragraph">
      <style:paragraph-properties fo:margin-bottom="0in" style:line-height-at-least="0.1354in"/>
      <style:text-properties fo:color="#222222"/>
    </style:style>
    <style:style style:name="P6" style:parent-style-name="NormalWeb" style:list-style-name="LFO1" style:family="paragraph">
      <style:paragraph-properties fo:margin-bottom="0.1652in" style:line-height-at-least="0.1354in" fo:margin-left="0.6562in">
        <style:tab-stops>
          <style:tab-stop style:type="left" style:position="-0.1562in"/>
        </style:tab-stops>
      </style:paragraph-properties>
      <style:text-properties fo:font-weight="bold" style:font-weight-asian="bold" fo:color="#222222"/>
    </style:style>
    <style:style style:name="P7" style:parent-style-name="NormalWeb" style:family="paragraph">
      <style:paragraph-properties fo:margin-bottom="0.1652in" style:line-height-at-least="0.1354in" fo:margin-left="0.6562in">
        <style:tab-stops/>
      </style:paragraph-properties>
      <style:text-properties fo:color="#222222"/>
    </style:style>
    <style:style style:name="P8" style:parent-style-name="NormalWeb" style:family="paragraph">
      <style:paragraph-properties fo:margin-bottom="0.1652in" style:line-height-at-least="0.1354in" fo:margin-left="0.6562in">
        <style:tab-stops/>
      </style:paragraph-properties>
    </style:style>
    <style:style style:name="T9" style:parent-style-name="Fuentedepárrafopredeter." style:family="text">
      <style:text-properties fo:color="#FF0000"/>
    </style:style>
    <style:style style:name="P10" style:parent-style-name="NormalWeb" style:list-style-name="LFO1" style:family="paragraph">
      <style:paragraph-properties fo:margin-bottom="0.1652in" style:line-height-at-least="0.1354in" fo:margin-left="0.6562in">
        <style:tab-stops>
          <style:tab-stop style:type="left" style:position="-0.1562in"/>
        </style:tab-stops>
      </style:paragraph-properties>
      <style:text-properties fo:font-weight="bold" style:font-weight-asian="bold" fo:color="#222222"/>
    </style:style>
    <style:style style:name="P11" style:parent-style-name="NormalWeb" style:family="paragraph">
      <style:paragraph-properties fo:margin-bottom="0.1652in" style:line-height-at-least="0.1354in" fo:margin-left="0.6562in">
        <style:tab-stops/>
      </style:paragraph-properties>
      <style:text-properties fo:color="#222222"/>
    </style:style>
    <style:style style:name="P12" style:parent-style-name="NormalWeb" style:family="paragraph">
      <style:paragraph-properties fo:margin-bottom="0.1652in" style:line-height-at-least="0.1354in" fo:margin-left="0.6562in">
        <style:tab-stops/>
      </style:paragraph-properties>
      <style:text-properties fo:color="#FF0000"/>
    </style:style>
    <style:style style:name="P13" style:parent-style-name="NormalWeb" style:list-style-name="LFO1" style:family="paragraph">
      <style:paragraph-properties fo:margin-bottom="0.1652in" style:line-height-at-least="0.1354in" fo:margin-left="0.6562in">
        <style:tab-stops>
          <style:tab-stop style:type="left" style:position="-0.1562in"/>
        </style:tab-stops>
      </style:paragraph-properties>
      <style:text-properties fo:font-weight="bold" style:font-weight-asian="bold" fo:color="#222222"/>
    </style:style>
    <style:style style:name="P14" style:parent-style-name="NormalWeb" style:family="paragraph">
      <style:paragraph-properties fo:margin-bottom="0.1652in" style:line-height-at-least="0.1354in" fo:margin-left="0.5in" fo:text-indent="0.1562in">
        <style:tab-stops/>
      </style:paragraph-properties>
      <style:text-properties fo:color="#222222"/>
    </style:style>
    <style:style style:name="P15" style:parent-style-name="NormalWeb" style:family="paragraph">
      <style:paragraph-properties fo:margin-bottom="0.1652in" style:line-height-at-least="0.1354in" fo:margin-left="0.5in" fo:text-indent="0.1562in">
        <style:tab-stops/>
      </style:paragraph-properties>
    </style:style>
    <style:style style:name="T16" style:parent-style-name="Fuentedepárrafopredeter." style:family="text">
      <style:text-properties fo:color="#FF0000"/>
    </style:style>
    <style:style style:name="P17" style:parent-style-name="NormalWeb" style:list-style-name="LFO1" style:family="paragraph">
      <style:paragraph-properties fo:margin-bottom="0.1652in" style:line-height-at-least="0.1354in" fo:margin-left="0.6562in">
        <style:tab-stops>
          <style:tab-stop style:type="left" style:position="-0.1562in"/>
        </style:tab-stops>
      </style:paragraph-properties>
      <style:text-properties fo:font-weight="bold" style:font-weight-asian="bold" fo:color="#222222"/>
    </style:style>
    <style:style style:name="P18" style:parent-style-name="NormalWeb" style:family="paragraph">
      <style:paragraph-properties fo:margin-bottom="0.1652in" style:line-height-at-least="0.1354in" fo:margin-left="0.6562in">
        <style:tab-stops/>
      </style:paragraph-properties>
    </style:style>
    <style:style style:name="T19" style:parent-style-name="Fuentedepárrafopredeter." style:family="text">
      <style:text-properties fo:color="#222222"/>
    </style:style>
    <style:style style:name="T20" style:parent-style-name="Fuentedepárrafopredeter." style:family="text">
      <style:text-properties fo:color="#FF0000"/>
    </style:style>
    <style:style style:name="T21" style:parent-style-name="Fuentedepárrafopredeter." style:family="text">
      <style:text-properties fo:color="#222222"/>
    </style:style>
    <style:style style:name="P22" style:parent-style-name="NormalWeb" style:family="paragraph">
      <style:paragraph-properties fo:margin-bottom="0.1652in" style:line-height-at-least="0.1354in" fo:margin-left="0.6562in">
        <style:tab-stops/>
      </style:paragraph-properties>
      <style:text-properties fo:color="#FF0000"/>
    </style:style>
    <style:style style:name="P23" style:parent-style-name="NormalWeb" style:list-style-name="LFO1" style:family="paragraph">
      <style:paragraph-properties fo:margin-bottom="0.1652in" style:line-height-at-least="0.1354in" fo:margin-left="0.6562in">
        <style:tab-stops>
          <style:tab-stop style:type="left" style:position="-0.1562in"/>
        </style:tab-stops>
      </style:paragraph-properties>
      <style:text-properties fo:font-weight="bold" style:font-weight-asian="bold" fo:color="#222222"/>
    </style:style>
    <style:style style:name="P24" style:parent-style-name="NormalWeb" style:family="paragraph">
      <style:paragraph-properties fo:margin-bottom="0.1652in" style:line-height-at-least="0.1354in" fo:margin-left="0.5in" fo:text-indent="0.1562in">
        <style:tab-stops/>
      </style:paragraph-properties>
      <style:text-properties fo:color="#222222"/>
    </style:style>
    <style:style style:name="P25" style:parent-style-name="NormalWeb" style:family="paragraph">
      <style:paragraph-properties fo:margin-bottom="0.1652in" style:line-height-at-least="0.1354in" fo:margin-left="0.5in" fo:text-indent="0.1562in">
        <style:tab-stops/>
      </style:paragraph-properties>
    </style:style>
    <style:style style:name="T26" style:parent-style-name="Fuentedepárrafopredeter." style:family="text">
      <style:text-properties fo:color="#FF0000"/>
    </style:style>
    <style:style style:name="P27" style:parent-style-name="NormalWeb" style:list-style-name="LFO1" style:family="paragraph">
      <style:paragraph-properties fo:margin-bottom="0.1652in" style:line-height-at-least="0.1354in" fo:margin-left="0.6562in">
        <style:tab-stops>
          <style:tab-stop style:type="left" style:position="-0.1562in"/>
        </style:tab-stops>
      </style:paragraph-properties>
      <style:text-properties fo:font-weight="bold" style:font-weight-asian="bold" fo:color="#222222"/>
    </style:style>
    <style:style style:name="P28" style:parent-style-name="NormalWeb" style:family="paragraph">
      <style:paragraph-properties fo:margin-bottom="0.1652in" style:line-height-at-least="0.1354in" fo:margin-left="0.6562in">
        <style:tab-stops/>
      </style:paragraph-properties>
      <style:text-properties fo:color="#222222"/>
    </style:style>
    <style:style style:name="P29" style:parent-style-name="NormalWeb" style:family="paragraph">
      <style:paragraph-properties fo:margin-bottom="0.1652in" style:line-height-at-least="0.1354in" fo:margin-left="0.6562in">
        <style:tab-stops/>
      </style:paragraph-properties>
      <style:text-properties fo:color="#FF0000"/>
    </style:style>
    <style:style style:name="P30" style:parent-style-name="NormalWeb" style:list-style-name="LFO1" style:family="paragraph">
      <style:paragraph-properties fo:margin-bottom="0.1652in" style:line-height-at-least="0.1354in" fo:margin-left="0.6562in">
        <style:tab-stops>
          <style:tab-stop style:type="left" style:position="-0.1562in"/>
        </style:tab-stops>
      </style:paragraph-properties>
      <style:text-properties fo:font-weight="bold" style:font-weight-asian="bold" fo:color="#222222"/>
    </style:style>
    <style:style style:name="P31" style:parent-style-name="NormalWeb" style:family="paragraph">
      <style:paragraph-properties fo:margin-bottom="0.1652in" style:line-height-at-least="0.1354in" fo:margin-left="0.6562in">
        <style:tab-stops/>
      </style:paragraph-properties>
      <style:text-properties fo:color="#222222"/>
    </style:style>
    <style:style style:name="P32" style:parent-style-name="NormalWeb" style:family="paragraph">
      <style:paragraph-properties fo:margin-bottom="0.1652in" style:line-height-at-least="0.1354in" fo:margin-left="0.6562in">
        <style:tab-stops/>
      </style:paragraph-properties>
      <style:text-properties fo:color="#FF0000"/>
    </style:style>
    <style:style style:name="P33" style:parent-style-name="NormalWeb" style:family="paragraph">
      <style:paragraph-properties fo:margin-bottom="0.1652in" style:line-height-at-least="0.1354in" fo:margin-left="0.6562in">
        <style:tab-stops/>
      </style:paragraph-properties>
      <style:text-properties fo:color="#FF0000"/>
    </style:style>
    <style:style style:name="P34" style:parent-style-name="NormalWeb" style:list-style-name="LFO1" style:family="paragraph">
      <style:paragraph-properties fo:margin-bottom="0.1652in" style:line-height-at-least="0.1354in" fo:margin-left="0.6562in">
        <style:tab-stops>
          <style:tab-stop style:type="left" style:position="-0.1562in"/>
        </style:tab-stops>
      </style:paragraph-properties>
      <style:text-properties fo:font-weight="bold" style:font-weight-asian="bold" fo:color="#222222"/>
    </style:style>
    <style:style style:name="P35" style:parent-style-name="NormalWeb" style:family="paragraph">
      <style:paragraph-properties fo:margin-bottom="0.1652in" style:line-height-at-least="0.1354in" fo:margin-left="0.6562in">
        <style:tab-stops/>
      </style:paragraph-properties>
      <style:text-properties fo:color="#222222"/>
    </style:style>
    <style:style style:name="P36" style:parent-style-name="NormalWeb" style:family="paragraph">
      <style:paragraph-properties fo:margin-bottom="0.1652in" style:line-height-at-least="0.1354in" fo:margin-left="0.6562in">
        <style:tab-stops/>
      </style:paragraph-properties>
      <style:text-properties fo:color="#FF0000"/>
    </style:style>
    <style:style style:name="P37" style:parent-style-name="NormalWeb" style:family="paragraph">
      <style:paragraph-properties fo:margin-bottom="0.1652in" style:line-height-at-least="0.1354in" fo:margin-left="0.6562in">
        <style:tab-stops/>
      </style:paragraph-properties>
      <style:text-properties fo:color="#222222"/>
    </style:style>
    <style:style style:name="P38" style:parent-style-name="NormalWeb" style:list-style-name="LFO1" style:family="paragraph">
      <style:paragraph-properties fo:margin-bottom="0.1652in" style:line-height-at-least="0.1354in" fo:margin-left="0.6562in">
        <style:tab-stops>
          <style:tab-stop style:type="left" style:position="-0.1562in"/>
        </style:tab-stops>
      </style:paragraph-properties>
      <style:text-properties fo:font-weight="bold" style:font-weight-asian="bold" fo:color="#222222"/>
    </style:style>
    <style:style style:name="P39" style:parent-style-name="NormalWeb" style:family="paragraph">
      <style:paragraph-properties fo:margin-bottom="0.1652in" style:line-height-at-least="0.1354in" fo:margin-left="0.5in" fo:text-indent="0.1562in">
        <style:tab-stops/>
      </style:paragraph-properties>
      <style:text-properties fo:color="#222222"/>
    </style:style>
    <style:style style:name="P40" style:parent-style-name="NormalWeb" style:family="paragraph">
      <style:paragraph-properties fo:margin-bottom="0.1652in" style:line-height-at-least="0.1354in" fo:margin-left="0.6562in">
        <style:tab-stops/>
      </style:paragraph-properties>
    </style:style>
    <style:style style:name="T41" style:parent-style-name="Fuentedepárrafopredeter." style:family="text">
      <style:text-properties fo:color="#FF0000"/>
    </style:style>
    <style:style style:name="P42" style:parent-style-name="NormalWeb" style:list-style-name="LFO1" style:family="paragraph">
      <style:paragraph-properties fo:margin-bottom="0.1652in" style:line-height-at-least="0.1354in" fo:margin-left="0.6562in">
        <style:tab-stops>
          <style:tab-stop style:type="left" style:position="-0.1562in"/>
        </style:tab-stops>
      </style:paragraph-properties>
      <style:text-properties fo:font-weight="bold" style:font-weight-asian="bold" fo:color="#222222"/>
    </style:style>
    <style:style style:name="P43" style:parent-style-name="NormalWeb" style:family="paragraph">
      <style:paragraph-properties fo:margin-bottom="0.1652in" style:line-height-at-least="0.1354in" fo:margin-left="0.5in" fo:text-indent="0.1562in">
        <style:tab-stops/>
      </style:paragraph-properties>
    </style:style>
    <style:style style:name="T44" style:parent-style-name="Fuentedepárrafopredeter." style:family="text">
      <style:text-properties fo:color="#222222"/>
    </style:style>
    <style:style style:name="T45" style:parent-style-name="Fuentedepárrafopredeter." style:family="text">
      <style:text-properties fo:color="#FF0000"/>
    </style:style>
    <style:style style:name="T46" style:parent-style-name="Fuentedepárrafopredeter." style:family="text">
      <style:text-properties fo:color="#222222"/>
    </style:style>
    <style:style style:name="P47" style:parent-style-name="NormalWeb" style:family="paragraph">
      <style:paragraph-properties fo:margin-bottom="0.1652in" style:line-height-at-least="0.1354in" fo:margin-left="0.5in" fo:text-indent="0.1562in">
        <style:tab-stops/>
      </style:paragraph-properties>
      <style:text-properties fo:color="#FF0000"/>
    </style:style>
    <style:style style:name="P48" style:parent-style-name="NormalWeb" style:list-style-name="LFO1" style:family="paragraph">
      <style:paragraph-properties fo:margin-bottom="0.1652in" style:line-height-at-least="0.1354in" fo:margin-left="0.6562in">
        <style:tab-stops>
          <style:tab-stop style:type="left" style:position="-0.1562in"/>
        </style:tab-stops>
      </style:paragraph-properties>
      <style:text-properties fo:font-weight="bold" style:font-weight-asian="bold" fo:color="#222222"/>
    </style:style>
    <style:style style:name="P49" style:parent-style-name="NormalWeb" style:family="paragraph">
      <style:paragraph-properties fo:margin-bottom="0.1652in" style:line-height-at-least="0.1354in" fo:margin-left="0.5in" fo:text-indent="0.1562in">
        <style:tab-stops/>
      </style:paragraph-properties>
      <style:text-properties fo:color="#222222"/>
    </style:style>
    <style:style style:name="P50" style:parent-style-name="NormalWeb" style:family="paragraph">
      <style:paragraph-properties fo:margin-bottom="0.1652in" style:line-height-at-least="0.1354in" fo:margin-left="0.6562in">
        <style:tab-stops/>
      </style:paragraph-properties>
    </style:style>
    <style:style style:name="T51" style:parent-style-name="Fuentedepárrafopredeter." style:family="text">
      <style:text-properties fo:color="#FF0000"/>
    </style:style>
    <style:style style:name="P52" style:parent-style-name="NormalWeb" style:list-style-name="LFO1" style:family="paragraph">
      <style:paragraph-properties fo:margin-bottom="0.1652in" style:line-height-at-least="0.1354in" fo:margin-left="0.6562in">
        <style:tab-stops>
          <style:tab-stop style:type="left" style:position="-0.1562in"/>
        </style:tab-stops>
      </style:paragraph-properties>
      <style:text-properties fo:font-weight="bold" style:font-weight-asian="bold" fo:color="#222222"/>
    </style:style>
    <style:style style:name="P53" style:parent-style-name="NormalWeb" style:family="paragraph">
      <style:paragraph-properties fo:margin-bottom="0.1652in" style:line-height-at-least="0.1354in" fo:margin-left="0.5in" fo:text-indent="0.1562in">
        <style:tab-stops/>
      </style:paragraph-properties>
    </style:style>
    <style:style style:name="T54" style:parent-style-name="Fuentedepárrafopredeter." style:family="text">
      <style:text-properties fo:color="#222222"/>
    </style:style>
    <style:style style:name="T55" style:parent-style-name="Fuentedepárrafopredeter." style:family="text">
      <style:text-properties fo:color="#222222"/>
    </style:style>
    <style:style style:name="P56" style:parent-style-name="NormalWeb" style:family="paragraph">
      <style:paragraph-properties fo:margin-bottom="0.1652in" style:line-height-at-least="0.1354in" fo:margin-left="0.5in" fo:text-indent="0.1562in">
        <style:tab-stops/>
      </style:paragraph-properties>
      <style:text-properties fo:color="#FF0000"/>
    </style:style>
    <style:style style:name="P57" style:parent-style-name="NormalWeb" style:list-style-name="LFO1" style:family="paragraph">
      <style:paragraph-properties fo:margin-bottom="0.1652in" style:line-height-at-least="0.1354in" fo:margin-left="0.6562in">
        <style:tab-stops>
          <style:tab-stop style:type="left" style:position="-0.1562in"/>
        </style:tab-stops>
      </style:paragraph-properties>
      <style:text-properties fo:font-weight="bold" style:font-weight-asian="bold" fo:color="#222222"/>
    </style:style>
    <style:style style:name="P58" style:parent-style-name="NormalWeb" style:family="paragraph">
      <style:paragraph-properties fo:margin-bottom="0.1652in" style:line-height-at-least="0.1354in" fo:margin-left="0.5in" fo:text-indent="0.1562in">
        <style:tab-stops/>
      </style:paragraph-properties>
      <style:text-properties fo:color="#222222"/>
    </style:style>
    <style:style style:name="P59" style:parent-style-name="NormalWeb" style:family="paragraph">
      <style:paragraph-properties fo:margin-bottom="0.1652in" style:line-height-at-least="0.1354in" fo:margin-left="0.5in" fo:text-indent="0.1562in">
        <style:tab-stops/>
      </style:paragraph-properties>
    </style:style>
    <style:style style:name="T60" style:parent-style-name="Fuentedepárrafopredeter." style:family="text">
      <style:text-properties fo:color="#FF0000"/>
    </style:style>
    <style:style style:name="P61" style:parent-style-name="NormalWeb" style:list-style-name="LFO1" style:family="paragraph">
      <style:paragraph-properties fo:margin-bottom="0.1652in" style:line-height-at-least="0.1354in" fo:margin-left="0.6562in">
        <style:tab-stops>
          <style:tab-stop style:type="left" style:position="-0.1562in"/>
        </style:tab-stops>
      </style:paragraph-properties>
      <style:text-properties fo:font-weight="bold" style:font-weight-asian="bold" fo:color="#222222"/>
    </style:style>
    <style:style style:name="P62" style:parent-style-name="NormalWeb" style:family="paragraph">
      <style:paragraph-properties fo:margin-bottom="0.1652in" style:line-height-at-least="0.1354in" fo:margin-left="0.5in" fo:text-indent="0.1562in">
        <style:tab-stops/>
      </style:paragraph-properties>
    </style:style>
    <style:style style:name="T63" style:parent-style-name="Fuentedepárrafopredeter." style:family="text">
      <style:text-properties fo:color="#222222"/>
    </style:style>
    <style:style style:name="T64" style:parent-style-name="Fuentedepárrafopredeter." style:family="text">
      <style:text-properties fo:color="#FF0000"/>
    </style:style>
    <style:style style:name="T65" style:parent-style-name="Fuentedepárrafopredeter." style:family="text">
      <style:text-properties fo:color="#222222"/>
    </style:style>
    <style:style style:name="T66" style:parent-style-name="Fuentedepárrafopredeter." style:family="text">
      <style:text-properties style:text-line-through-style="solid" style:text-line-through-width="auto" style:text-line-through-color="font-color" style:text-line-through-mode="continuous" style:text-line-through-type="single" fo:color="#222222"/>
    </style:style>
    <style:style style:name="T67" style:parent-style-name="Fuentedepárrafopredeter." style:family="text">
      <style:text-properties fo:color="#222222"/>
    </style:style>
    <style:style style:name="P68" style:parent-style-name="NormalWeb" style:family="paragraph">
      <style:paragraph-properties fo:margin-bottom="0.1652in" style:line-height-at-least="0.1354in" fo:margin-left="0.5in" fo:text-indent="0.1562in">
        <style:tab-stops/>
      </style:paragraph-properties>
      <style:text-properties fo:color="#FF0000"/>
    </style:style>
    <style:style style:name="P69" style:parent-style-name="NormalWeb" style:family="paragraph">
      <style:paragraph-properties fo:margin-bottom="0.1652in" style:line-height-at-least="0.1354in" fo:margin-left="0.5in" fo:text-indent="0.1562in">
        <style:tab-stops/>
      </style:paragraph-properties>
      <style:text-properties fo:color="#222222"/>
    </style:style>
    <style:style style:name="P70" style:parent-style-name="NormalWeb" style:list-style-name="LFO1" style:family="paragraph">
      <style:paragraph-properties fo:margin-bottom="0.1652in" style:line-height-at-least="0.1354in" fo:margin-left="0.6562in">
        <style:tab-stops>
          <style:tab-stop style:type="left" style:position="-0.1562in"/>
        </style:tab-stops>
      </style:paragraph-properties>
      <style:text-properties fo:font-weight="bold" style:font-weight-asian="bold" fo:color="#222222"/>
    </style:style>
    <style:style style:name="P71" style:parent-style-name="NormalWeb" style:family="paragraph">
      <style:paragraph-properties fo:margin-bottom="0.1652in" style:line-height-at-least="0.1354in" fo:margin-left="0.6562in">
        <style:tab-stops/>
      </style:paragraph-properties>
      <style:text-properties fo:color="#222222"/>
    </style:style>
    <style:style style:name="P72" style:parent-style-name="NormalWeb" style:family="paragraph">
      <style:paragraph-properties fo:margin-bottom="0.1652in" style:line-height-at-least="0.1354in" fo:margin-left="0.6562in">
        <style:tab-stops/>
      </style:paragraph-properties>
    </style:style>
    <style:style style:name="T73" style:parent-style-name="Fuentedepárrafopredeter." style:family="text">
      <style:text-properties fo:color="#FF0000"/>
    </style:style>
    <style:style style:name="P74" style:parent-style-name="NormalWeb" style:family="paragraph">
      <style:paragraph-properties fo:margin-bottom="0.1652in" style:line-height-at-least="0.1354in" fo:margin-left="0.6562in">
        <style:tab-stops/>
      </style:paragraph-properties>
      <style:text-properties fo:color="#222222"/>
    </style:style>
    <style:style style:name="P75" style:parent-style-name="NormalWeb" style:list-style-name="LFO1" style:family="paragraph">
      <style:paragraph-properties fo:margin-bottom="0.1652in" style:line-height-at-least="0.1354in" fo:margin-left="0.6562in">
        <style:tab-stops>
          <style:tab-stop style:type="left" style:position="-0.1562in"/>
        </style:tab-stops>
      </style:paragraph-properties>
      <style:text-properties fo:font-weight="bold" style:font-weight-asian="bold" fo:color="#222222"/>
    </style:style>
    <style:style style:name="P76" style:parent-style-name="NormalWeb" style:family="paragraph">
      <style:paragraph-properties fo:margin-bottom="0.1652in" style:line-height-at-least="0.1354in" fo:margin-left="0.5in" fo:text-indent="0.1562in">
        <style:tab-stops/>
      </style:paragraph-properties>
      <style:text-properties fo:color="#222222"/>
    </style:style>
    <style:style style:name="P77" style:parent-style-name="NormalWeb" style:family="paragraph">
      <style:paragraph-properties fo:margin-bottom="0.1652in" style:line-height-at-least="0.1354in" fo:margin-left="0.5in" fo:text-indent="0.1562in">
        <style:tab-stops/>
      </style:paragraph-properties>
    </style:style>
    <style:style style:name="T78" style:parent-style-name="Fuentedepárrafopredeter." style:family="text">
      <style:text-properties fo:color="#FF0000"/>
    </style:style>
    <style:style style:name="P79" style:parent-style-name="NormalWeb" style:list-style-name="LFO1" style:family="paragraph">
      <style:paragraph-properties fo:margin-bottom="0.1652in" style:line-height-at-least="0.1354in" fo:margin-left="0.6562in">
        <style:tab-stops>
          <style:tab-stop style:type="left" style:position="-0.1562in"/>
        </style:tab-stops>
      </style:paragraph-properties>
      <style:text-properties fo:font-weight="bold" style:font-weight-asian="bold" fo:color="#222222"/>
    </style:style>
    <style:style style:name="P80" style:parent-style-name="NormalWeb" style:family="paragraph">
      <style:paragraph-properties fo:margin-bottom="0.1652in" style:line-height-at-least="0.1354in" fo:margin-left="0.5in" fo:text-indent="0.1562in">
        <style:tab-stops/>
      </style:paragraph-properties>
      <style:text-properties fo:color="#222222"/>
    </style:style>
    <style:style style:name="P81" style:parent-style-name="NormalWeb" style:family="paragraph">
      <style:paragraph-properties fo:margin-bottom="0.1652in" style:line-height-at-least="0.1354in" fo:margin-left="0.5in" fo:text-indent="0.1562in">
        <style:tab-stops/>
      </style:paragraph-properties>
    </style:style>
    <style:style style:name="T82" style:parent-style-name="Fuentedepárrafopredeter." style:family="text">
      <style:text-properties fo:color="#FF0000"/>
    </style:style>
    <style:style style:name="P83" style:parent-style-name="NormalWeb" style:list-style-name="LFO1" style:family="paragraph">
      <style:paragraph-properties fo:margin-bottom="0.1652in" style:line-height-at-least="0.1354in" fo:margin-left="0.6562in">
        <style:tab-stops>
          <style:tab-stop style:type="left" style:position="-0.1562in"/>
        </style:tab-stops>
      </style:paragraph-properties>
      <style:text-properties fo:font-weight="bold" style:font-weight-asian="bold" fo:color="#222222"/>
    </style:style>
    <style:style style:name="P84" style:parent-style-name="NormalWeb" style:family="paragraph">
      <style:paragraph-properties fo:margin-bottom="0.1652in" style:line-height-at-least="0.1354in" fo:margin-left="0.5in" fo:text-indent="0.1562in">
        <style:tab-stops/>
      </style:paragraph-properties>
      <style:text-properties fo:color="#222222"/>
    </style:style>
    <style:style style:name="P85" style:parent-style-name="NormalWeb" style:family="paragraph">
      <style:paragraph-properties fo:margin-bottom="0.1652in" style:line-height-at-least="0.1354in" fo:margin-left="0.5in" fo:text-indent="0.1562in">
        <style:tab-stops/>
      </style:paragraph-properties>
      <style:text-properties fo:color="#FF0000"/>
    </style:style>
    <style:style style:name="P86" style:parent-style-name="NormalWeb" style:list-style-name="LFO1" style:family="paragraph">
      <style:paragraph-properties fo:margin-bottom="0.1652in" style:line-height-at-least="0.1354in" fo:margin-left="0.6562in">
        <style:tab-stops>
          <style:tab-stop style:type="left" style:position="-0.1562in"/>
        </style:tab-stops>
      </style:paragraph-properties>
      <style:text-properties fo:font-weight="bold" style:font-weight-asian="bold" fo:color="#222222"/>
    </style:style>
    <style:style style:name="P87" style:parent-style-name="NormalWeb" style:family="paragraph">
      <style:paragraph-properties fo:margin-bottom="0.1652in" style:line-height-at-least="0.1354in" fo:margin-left="0.5in" fo:text-indent="0.1562in">
        <style:tab-stops/>
      </style:paragraph-properties>
      <style:text-properties fo:color="#222222"/>
    </style:style>
    <style:style style:name="P88" style:parent-style-name="NormalWeb" style:family="paragraph">
      <style:paragraph-properties fo:margin-bottom="0.1652in" style:line-height-at-least="0.1354in" fo:margin-left="0.5in" fo:text-indent="0.1562in">
        <style:tab-stops/>
      </style:paragraph-properties>
      <style:text-properties fo:color="#FF0000"/>
    </style:style>
    <style:style style:name="P89" style:parent-style-name="Normal" style:family="paragraph">
      <style:paragraph-properties fo:margin-left="0.6562in">
        <style:tab-stops/>
      </style:paragraph-properties>
      <style:text-properties fo:color="#FF0000"/>
    </style:style>
    <style:style style:name="P90" style:parent-style-name="Normal" style:family="paragraph">
      <style:paragraph-properties fo:margin-left="0.6562in">
        <style:tab-stops/>
      </style:paragraph-properties>
    </style:style>
    <style:style style:name="T91" style:parent-style-name="Fuentedepárrafopredeter." style:family="text">
      <style:text-properties fo:color="#FF0000"/>
    </style:style>
    <style:style style:name="T92" style:parent-style-name="Fuentedepárrafopredeter." style:family="text">
      <style:text-properties fo:color="#FF0000"/>
    </style:style>
  </office:automatic-styles>
  <office:body>
    <office:text text:use-soft-page-breaks="true">
      <text:p text:style-name="P1">Enrique Sanz López</text:p>
      <text:p text:style-name="P2">1º DAW</text:p>
      <text:p text:style-name="P3"/>
      <text:p text:style-name="P4">Per a cadascun dels serveis següents, indica a quina capa o capes pertany dins de les piles de protocols OSI i TCP/IP:</text:p>
      <text:p text:style-name="P5"/>
      <text:list text:style-name="LFO1" text:continue-numbering="true">
        <text:list-item>
          <text:p text:style-name="P6">Control de la congestió</text:p>
        </text:list-item>
      </text:list>
      <text:p text:style-name="P7">Capas de enlace y red en OSI, e Interred y subred en TCP/IP.</text:p>
      <text:p text:style-name="P8"><text:span text:style-name="T9">Xarxa/Internet</text:span></text:p>
      <text:list text:style-name="LFO1" text:continue-numbering="true">
        <text:list-item>
          <text:p text:style-name="P10">Generació de senyals elèctrics a partir d'informació binària</text:p>
        </text:list-item>
      </text:list>
      <text:p text:style-name="P11">Capa física en OSI y subred en TCP/IP.</text:p>
      <text:p text:style-name="P12">ok</text:p>
      <text:list text:style-name="LFO1" text:continue-numbering="true">
        <text:list-item>
          <text:p text:style-name="P13">Quantitat de dades en un enviament</text:p>
        </text:list-item>
      </text:list>
      <text:p text:style-name="P14">Capa de enlace en OSI, y Subred en TCP/IP.</text:p>
      <text:p text:style-name="P15"><text:span text:style-name="T16">Totes menys la físic</text:span></text:p>
      <text:list text:style-name="LFO1" text:continue-numbering="true">
        <text:list-item>
          <text:p text:style-name="P17">Mesures que cal prendre en cas<text:s/>d'error</text:p>
        </text:list-item>
      </text:list>
      <text:p text:style-name="P18"><text:span text:style-name="T19">Capa de enlace en OSI, y Subred<text:s/></text:span><text:span text:style-name="T20">transport</text:span><text:span text:style-name="T21"><text:s text:c="2"/>en TCP/IP.</text:span></text:p>
      <text:p text:style-name="P22">R</text:p>
      <text:list text:style-name="LFO1" text:continue-numbering="true">
        <text:list-item>
          <text:p text:style-name="P23">Control de flux (desbordament del receptor)</text:p>
        </text:list-item>
      </text:list>
      <text:p text:style-name="P24">Capas de enlace y red en OSI, e interred y subred en TCP/IP.</text:p>
      <text:p text:style-name="P25"><text:span text:style-name="T26">enllaç/subxarxa</text:span></text:p>
      <text:list text:style-name="LFO1" text:continue-numbering="true">
        <text:list-item>
          <text:p text:style-name="P27">Direccionament a nivell d'estacions (ordinadors)</text:p>
        </text:list-item>
      </text:list>
      <text:p text:style-name="P28">Capa de red en OSI, y<text:s/>interred en TCP/IP.</text:p>
      <text:p text:style-name="P29">ok</text:p>
      <text:list text:style-name="LFO1" text:continue-numbering="true">
        <text:list-item>
          <text:p text:style-name="P30">Encriptació de la información</text:p>
        </text:list-item>
      </text:list>
      <text:p text:style-name="P31">Capa de presentación en OSI y aplicación en TCP/IP.</text:p>
      <text:p text:style-name="P32">Ok</text:p>
      <text:p text:style-name="P33"/>
      <text:soft-page-break/>
      <text:list text:style-name="LFO1" text:continue-numbering="true">
        <text:list-item>
          <text:p text:style-name="P34">Petició de saldos d'un client bancari</text:p>
        </text:list-item>
      </text:list>
      <text:p text:style-name="P35">Capa de aplicación tanto en OSI como en TCP/IP.</text:p>
      <text:p text:style-name="P36">ok</text:p>
      <text:p text:style-name="P37"/>
      <text:list text:style-name="LFO1" text:continue-numbering="true">
        <text:list-item>
          <text:p text:style-name="P38">Direccionament a nivell de programes que es<text:s/>comuniquen</text:p>
        </text:list-item>
      </text:list>
      <text:p text:style-name="P39">Capa de aplicación tanto en OSI como en TCP/IP.</text:p>
      <text:p text:style-name="P40"><text:span text:style-name="T41">ok</text:span></text:p>
      <text:list text:style-name="LFO1" text:continue-numbering="true">
        <text:list-item>
          <text:p text:style-name="P42">Detecció d'errors als dígits transmesos.</text:p>
        </text:list-item>
      </text:list>
      <text:p text:style-name="P43"><text:span text:style-name="T44">Capa de enlace en OSI, y Subred<text:s/></text:span><text:span text:style-name="T45">transport<text:s/></text:span><text:span text:style-name="T46">en TCP/IP.</text:span></text:p>
      <text:p text:style-name="P47">R</text:p>
      <text:list text:style-name="LFO1" text:continue-numbering="true">
        <text:list-item>
          <text:p text:style-name="P48">Enrutament de la informació de la xarxa</text:p>
        </text:list-item>
      </text:list>
      <text:p text:style-name="P49">Capa de red en OSI, y interred en TCP/IP.</text:p>
      <text:p text:style-name="P50"><text:span text:style-name="T51">ok</text:span></text:p>
      <text:list text:style-name="LFO1" text:continue-numbering="true">
        <text:list-item>
          <text:p text:style-name="P52">Recuperació en cas de fallada de la xarxa</text:p>
        </text:list-item>
      </text:list>
      <text:p text:style-name="P53"><text:span text:style-name="T54">Capa de enlace en OSI, y Subred<text:s/></text:span><text:span text:style-name="T55">en TCP/IP.</text:span></text:p>
      <text:p text:style-name="P56">sessió/aplicació</text:p>
      <text:list text:style-name="LFO1" text:continue-numbering="true">
        <text:list-item>
          <text:p text:style-name="P57">Divisió dels missatges per enviar-los a trossos</text:p>
        </text:list-item>
      </text:list>
      <text:p text:style-name="P58">Capa de presentación en OSI y aplicación en TCP/IP.</text:p>
      <text:p text:style-name="P59"><text:span text:style-name="T60">Totes menys la física</text:span></text:p>
      <text:list text:style-name="LFO1" text:continue-numbering="true">
        <text:list-item>
          <text:p text:style-name="P61">Selecció del node següent a enviar la<text:s/>información</text:p>
        </text:list-item>
      </text:list>
      <text:p text:style-name="P62"><text:span text:style-name="T63">Capas de<text:s/></text:span><text:span text:style-name="T64">xarxa<text:s/></text:span><text:span text:style-name="T65">enlace y red en OSI, e interred y<text:s/></text:span><text:span text:style-name="T66">subred</text:span><text:span text:style-name="T67"><text:s/>en TCP/IP.</text:span></text:p>
      <text:p text:style-name="P68">R</text:p>
      <text:p text:style-name="P69"/>
      <text:list text:style-name="LFO1" text:continue-numbering="true">
        <text:list-item>
          <text:p text:style-name="P70">Especificació de les patilles del connector del cable de xarxa</text:p>
        </text:list-item>
      </text:list>
      <text:p text:style-name="P71">Capa física en OSI y subred en TCP/IP.</text:p>
      <text:p text:style-name="P72"><text:span text:style-name="T73">ok</text:span></text:p>
      <text:p text:style-name="P74"/>
      <text:soft-page-break/>
      <text:list text:style-name="LFO1" text:continue-numbering="true">
        <text:list-item>
          <text:p text:style-name="P75">Establiment i alliberament de la connexió</text:p>
        </text:list-item>
      </text:list>
      <text:p text:style-name="P76">Capas de enlace y red en<text:s/>OSI, e Interred y subred en TCP/IP.</text:p>
      <text:p text:style-name="P77"><text:span text:style-name="T78">sessió/aplicació</text:span></text:p>
      <text:list text:style-name="LFO1" text:continue-numbering="true">
        <text:list-item>
          <text:p text:style-name="P79">Sol·licitud de reenviament de la informació en cas d’error.</text:p>
        </text:list-item>
      </text:list>
      <text:p text:style-name="P80">Capa de red en OSI, y interred en TCP/IP.</text:p>
      <text:p text:style-name="P81"><text:span text:style-name="T82">enllaç/transport</text:span></text:p>
      <text:list text:style-name="LFO1" text:continue-numbering="true">
        <text:list-item>
          <text:p text:style-name="P83">Sol·licitud d'enviament d'un fitxer d'imatge JPG</text:p>
        </text:list-item>
      </text:list>
      <text:p text:style-name="P84">Capa de aplicación tanto en OSI<text:s/>como en TCP/IP.</text:p>
      <text:p text:style-name="P85">ok</text:p>
      <text:list text:style-name="LFO1" text:continue-numbering="true">
        <text:list-item>
          <text:p text:style-name="P86">Traducció del codi ASCII a Unicod</text:p>
        </text:list-item>
      </text:list>
      <text:p text:style-name="P87">Capa de presentación en OSI y aplicación en TCP/IP.</text:p>
      <text:p text:style-name="P88">ok</text:p>
      <text:p text:style-name="P89">10,5/19=0,553</text:p>
      <text:p text:style-name="P90"><text:span text:style-name="T91">Nota: 5,</text:span><text:span text:style-name="T92">5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Usuario</meta:initial-creator>
    <dc:creator>Miguel</dc:creator>
    <meta:creation-date>2022-02-19T15:20:00Z</meta:creation-date>
    <dc:date>2022-02-23T17:49:00Z</dc:date>
    <meta:print-date>2022-02-19T18:22:00Z</meta:print-date>
    <meta:template xlink:href="Normal" xlink:type="simple"/>
    <meta:editing-cycles>4</meta:editing-cycles>
    <meta:editing-duration>PT11400S</meta:editing-duration>
    <meta:document-statistic meta:page-count="3" meta:paragraph-count="4" meta:word-count="326" meta:character-count="2121" meta:row-count="14" meta:non-whitespace-character-count="1799"/>
  </office:meta>
</office:document-meta>
</file>